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_20__28_var_29_" draw:fill="none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margin-top="0.203cm" fo:margin-bottom="0cm"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paragraph-properties fo:margin-top="0.152cm" fo:margin-bottom="0cm"/>
    </style:style>
    <style:style style:name="P6" style:family="paragraph">
      <style:text-properties fo:font-size="18pt"/>
    </style:style>
    <style:style style:name="P7" style:family="paragraph">
      <style:text-properties fo:color="#ffffff" fo:font-size="18pt"/>
    </style:style>
    <style:style style:name="P8" style:family="paragraph">
      <style:text-properties fo:color="#000000"/>
    </style:style>
    <style:style style:name="P9" style:family="paragraph">
      <style:text-properties fo:color="#000000" fo:font-size="18pt"/>
    </style:style>
    <style:style style:name="P10" style:family="paragraph">
      <style:text-properties style:use-window-font-color="true"/>
    </style:style>
    <style:style style:name="P11" style:family="paragraph">
      <style:text-properties style:use-window-font-color="true" fo:font-size="18pt"/>
    </style:style>
    <style:style style:name="P12" style:family="paragraph">
      <style:text-properties fo:font-size="20pt"/>
    </style:style>
    <style:style style:name="T1" style:family="text">
      <style:text-properties fo:color="#000000" fo:font-size="18pt" fo:font-weight="bold" style:font-weight-asian="bold" style:font-weight-complex="bold"/>
    </style:style>
    <style:style style:name="T2" style:family="text">
      <style:text-properties fo:color="#000000"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style:style style:name="T5" style:family="text">
      <style:text-properties fo:color="#000000" fo:font-size="18pt"/>
    </style:style>
    <style:style style:name="T6" style:family="text">
      <style:text-properties style:use-window-font-color="tru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2.54cm" svg:x="11.495cm" svg:y="12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2.164cm" svg:x="11.43cm" svg:y="16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287cm" svg:height="1.529cm" svg:x="19.05cm" svg:y="4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9.976cm" svg:height="1.876cm" svg:x="13.451cm" svg:y="17.008cm">
          <draw:text-box>
            <text:p text:style-name="P2"><text:span text:style-name="T1">Modeling framework</text:span></text:p>
            <text:p text:style-name="P3"><text:span text:style-name="T2">(common modeling infrastructure)</text:span></text:p>
          </draw:text-box>
        </draw:frame>
        <draw:custom-shape draw:style-name="gr3" draw:text-style-name="P1" draw:layer="layout" svg:width="6.287cm" svg:height="1.529cm" svg:x="11.451cm" svg:y="4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5.51cm" svg:height="0.962cm" svg:x="11.815cm" svg:y="4.441cm">
          <draw:text-box>
            <text:p text:style-name="P5"><text:span text:style-name="T3">Problem of type A</text:span></text:p>
          </draw:text-box>
        </draw:frame>
        <draw:custom-shape draw:style-name="gr5" draw:text-style-name="P1" draw:layer="layout" svg:width="6.287cm" svg:height="2.164cm" svg:x="19.05cm" svg:y="7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287cm" svg:height="2.164cm" svg:x="11.451cm" svg:y="7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5.54cm" svg:height="1.673cm" svg:x="11.915cm" svg:y="7.941cm">
          <draw:text-box>
            <text:p><text:span text:style-name="T4">Specific model for</text:span></text:p>
            <text:p><text:span text:style-name="T4">type A problems</text:span></text:p>
          </draw:text-box>
        </draw:frame>
        <draw:frame draw:style-name="gr4" draw:text-style-name="P7" draw:layer="layout" svg:width="5.54cm" svg:height="1.673cm" svg:x="19.515cm" svg:y="7.942cm">
          <draw:text-box>
            <text:p><text:span text:style-name="T4">Specific model for</text:span></text:p>
            <text:p><text:span text:style-name="T4">type B problems</text:span></text:p>
          </draw:text-box>
        </draw:frame>
        <draw:frame draw:style-name="gr4" draw:text-style-name="P6" draw:layer="layout" svg:width="5.544cm" svg:height="0.962cm" svg:x="19.415cm" svg:y="4.442cm">
          <draw:text-box>
            <text:p text:style-name="P5"><text:span text:style-name="T3">Problem of type B</text:span></text:p>
          </draw:text-box>
        </draw:frame>
        <draw:custom-shape draw:style-name="gr1" draw:text-style-name="P1" draw:layer="layout" svg:width="6.35cm" svg:height="2.54cm" svg:x="18.995cm" svg:y="12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2.54cm" svg:x="11.495cm" svg:y="12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5.188cm" svg:height="1.673cm" svg:x="11.915cm" svg:y="12.541cm">
          <draw:text-box>
            <text:p text:style-name="P8"><text:span text:style-name="T5">Specific code for</text:span></text:p>
            <text:p text:style-name="P8"><text:span text:style-name="T5">type A problems</text:span></text:p>
          </draw:text-box>
        </draw:frame>
        <draw:frame draw:style-name="gr4" draw:text-style-name="P11" draw:layer="layout" svg:width="5.188cm" svg:height="1.673cm" svg:x="19.515cm" svg:y="12.542cm">
          <draw:text-box>
            <text:p text:style-name="P10"><text:span text:style-name="T6">Specific code for</text:span></text:p>
            <text:p text:style-name="P10"><text:span text:style-name="T6">type B problems</text:span></text:p>
          </draw:text-box>
        </draw:frame>
        <draw:custom-shape draw:style-name="gr6" draw:text-style-name="P1" draw:layer="layout" svg:width="1.27cm" svg:height="1.27cm" svg:x="13.935cm" svg:y="15.2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25.334382376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27cm" svg:x="21.535cm" svg:y="15.2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25.334382376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16cm" svg:height="1.016cm" svg:x="14.02cm" svg:y="10.4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016cm" svg:height="1.016cm" svg:x="21.72cm" svg:y="10.4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016cm" svg:height="1.016cm" svg:x="21.72cm" svg:y="6.1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016cm" svg:height="1.016cm" svg:x="14.02cm" svg:y="6.1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05-25T14:30:13</meta:creation-date>
    <dc:date>2011-11-18T17:42:37</dc:date>
    <dc:creator>David Kneis</dc:creator>
    <meta:editing-duration>PT09H11M47S</meta:editing-duration>
    <meta:editing-cycles>15</meta:editing-cycles>
    <meta:generator>OpenOffice.org/3.2$Linux OpenOffice.org_project/320m12$Build-9483</meta:generator>
    <meta:document-statistic meta:object-count="44"/>
  </office:meta>
</office:document-meta>
</file>